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9cm" fo:min-width="2.64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338cm"/>
    </style:style>
    <style:style style:name="gr3" style:family="graphic" style:parent-style-name="standard">
      <style:graphic-properties draw:textarea-horizontal-align="justify" draw:textarea-vertical-align="middle" draw:auto-grow-height="false" fo:min-height="1.429cm" fo:min-width="3.338cm"/>
    </style:style>
    <style:style style:name="gr4" style:family="graphic" style:parent-style-name="standard">
      <style:graphic-properties draw:textarea-horizontal-align="justify" draw:textarea-vertical-align="middle" draw:auto-grow-height="false" fo:min-height="1.846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4.70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font-name="Arial2" fo:font-size="12pt" style:font-size-asian="18pt" style:font-size-complex="18pt"/>
    </style:style>
    <style:style style:name="T2" style:family="text">
      <style:text-properties fo:font-size="14pt" style:rfc-language-tag="mn-Cyrl-MN" fo:language="mn" fo:script="Cyrl" fo:country="MN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445cm" svg:height="1.651cm" svg:x="8.112cm" svg:y="1.762cm">
          <text:p text:style-name="P1">Эхлэ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096cm" svg:height="2.54cm" svg:x="13.259cm" svg:y="12.303cm">
          <text:p text:style-name="P1">/etc/motion/</text:p>
          <text:p text:style-name="P1">motion.conf</text:p>
          <text:p text:style-name="P1"><text:span text:style-name="T1">Тохиргоо унши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6.096cm" svg:height="2.667cm" svg:x="7.223cm" svg:y="4.683cm">
          <text:p text:style-name="P1">/etc/</text:p>
          <text:p text:style-name="P1">raspimjpeg</text:p>
          <text:p text:style-name="P1"><text:span text:style-name="T1">Тохиргоо унши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5.588cm" svg:height="4.191cm" svg:x="7.477cm" svg:y="8.493cm">
          <text:p text:style-name="P1">Хөдөлгөөн </text:p>
          <text:p text:style-name="P1">мэдрэх үү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4.191cm" svg:height="2.54cm" svg:x="1.889cm" svg:y="12.303cm">
          <text:p text:style-name="P1">Зураг авах</text:p>
          <text:p text:style-name="P1">Бичлэг хийх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207cm" svg:height="3.048cm" svg:x="13.7cm" svg:y="16.748cm">
          <text:p text:style-name="P1">Хөдөлгөөн</text:p>
          <text:p text:style-name="P1">мэдрэгчтэй</text:p>
          <text:p text:style-name="P1">Зураг авах</text:p>
          <text:p text:style-name="P1">Бичлэг хийх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191cm" svg:height="2.54cm" svg:x="1.889cm" svg:y="17.002cm">
          <text:p text:style-name="P1">Зураг,</text:p>
          <text:p text:style-name="P1">Бичлэг </text:p>
          <text:p text:style-name="P1">Хадгалах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45cm" svg:height="1.651cm" svg:x="7.985cm" svg:y="21.193cm">
          <text:p text:style-name="P1">Төгсгө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3.065cm" svg:y1="10.589cm" svg:x2="17.069cm" svg:y2="12.303cm" draw:start-shape="id1" draw:start-glue-point="7" draw:end-shape="id2" draw:end-glue-point="4" svg:d="M13065 10589h4004v1714" svg:viewBox="0 0 4005 1715">
          <text:p/>
        </draw:connector>
        <draw:connector draw:style-name="gr7" draw:text-style-name="P2" draw:layer="layout" svg:x1="10.335cm" svg:y1="3.413cm" svg:x2="10.271cm" svg:y2="4.683cm" draw:start-shape="id3" draw:start-glue-point="8" draw:end-shape="id4" draw:end-glue-point="5" svg:d="M10335 3413v635h-64v635" svg:viewBox="0 0 65 1271">
          <text:p/>
        </draw:connector>
        <draw:connector draw:style-name="gr7" draw:text-style-name="P2" draw:layer="layout" svg:x1="10.271cm" svg:y1="7.35cm" svg:x2="10.271cm" svg:y2="8.493cm" draw:start-shape="id4" draw:start-glue-point="8" draw:end-shape="id1" draw:end-glue-point="4" svg:d="M10271 7350v1143" svg:viewBox="0 0 1 1144">
          <text:p/>
        </draw:connector>
        <draw:connector draw:style-name="gr7" draw:text-style-name="P2" draw:layer="layout" svg:x1="7.477cm" svg:y1="10.589cm" svg:x2="3.984cm" svg:y2="12.303cm" draw:start-shape="id1" draw:start-glue-point="5" draw:end-shape="id5" draw:end-glue-point="0" svg:d="M7477 10589h-3493v1714" svg:viewBox="0 0 3494 1715">
          <text:p/>
        </draw:connector>
        <draw:connector draw:style-name="gr7" draw:text-style-name="P2" draw:layer="layout" svg:x1="16.307cm" svg:y1="14.843cm" svg:x2="16.303cm" svg:y2="16.748cm" draw:start-shape="id2" draw:start-glue-point="8" draw:end-shape="id6" draw:end-glue-point="0" svg:d="M16307 14843v953h-4v952" svg:viewBox="0 0 5 1906">
          <text:p/>
        </draw:connector>
        <draw:connector draw:style-name="gr7" draw:text-style-name="P2" draw:layer="layout" svg:x1="3.984cm" svg:y1="14.843cm" svg:x2="3.984cm" svg:y2="17.002cm" draw:start-shape="id5" draw:start-glue-point="2" draw:end-shape="id7" draw:end-glue-point="0" svg:d="M3984 14843v2159" svg:viewBox="0 0 1 2160">
          <text:p/>
        </draw:connector>
        <draw:connector draw:style-name="gr7" draw:text-style-name="P2" draw:layer="layout" svg:x1="13.7cm" svg:y1="18.272cm" svg:x2="6.08cm" svg:y2="18.272cm" draw:start-shape="id6" draw:start-glue-point="3" draw:end-shape="id7" svg:d="M13700 18272h-7620" svg:viewBox="0 0 7621 1">
          <text:p/>
        </draw:connector>
        <draw:connector draw:style-name="gr7" draw:text-style-name="P2" draw:layer="layout" svg:x1="3.984cm" svg:y1="19.542cm" svg:x2="7.985cm" svg:y2="22.019cm" draw:start-shape="id7" draw:start-glue-point="2" draw:end-shape="id8" draw:end-glue-point="6" svg:d="M3984 19542v2477h4001" svg:viewBox="0 0 4002 2478">
          <text:p/>
        </draw:connector>
        <draw:frame draw:style-name="gr8" draw:text-style-name="P4" draw:layer="layout" svg:width="2.667cm" svg:height="0.802cm" svg:x="5.191cm" svg:y="9.509cm">
          <draw:text-box>
            <text:p text:style-name="P3"><text:span text:style-name="T2">үгүй</text:span></text:p>
          </draw:text-box>
        </draw:frame>
        <draw:frame draw:style-name="gr9" draw:text-style-name="P4" draw:layer="layout" svg:width="2.286cm" svg:height="0.802cm" svg:x="13.573cm" svg:y="9.563cm">
          <draw:text-box>
            <text:p text:style-name="P3"><text:span text:style-name="T3">тий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7:45:56.818201190</meta:creation-date>
    <dc:date>2017-05-24T12:57:43.910080836</dc:date>
    <meta:editing-duration>PT20M10S</meta:editing-duration>
    <meta:editing-cycles>3</meta:editing-cycles>
    <meta:generator>LibreOffice/5.2.2.2$Linux_X86_64 LibreOffice_project/20m0$Build-2</meta:generator>
    <meta:document-statistic meta:object-count="18"/>
  </office:meta>
</office:document-meta>
</file>